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c0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Méthodologie construction modèle de machine learning :</text:span></text:p>
      <text:p text:style-name="Standard"><text:a xlink:type="simple" xlink:href="https://www.lemagit.fr/conseil/Comment-construire-un-modele-de-Machine-Learning-en-7-etapes" text:style-name="Internet_20_link" text:visited-style-name="Visited_20_Internet_20_Link">https://www.lemagit.fr/conseil/Comment-construire-un-modele-de-Machine-Learning-en-7-etapes</text:a> </text:p>
      <text:p text:style-name="Standard"/>
      <text:p text:style-name="Standard">- <text:span text:style-name="T1">Nettoyage de donnée :</text:span></text:p>
      <text:p text:style-name="Standard"><text:a xlink:type="simple" xlink:href="https://www.geotab.com/fr/blog/le-nettoyage-des-donnees/" text:style-name="Internet_20_link" text:visited-style-name="Visited_20_Internet_20_Link">https://www.geotab.com/fr/blog/le-nettoyage-des-donnees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9:13:29.253459055</meta:creation-date>
    <dc:date>2022-02-22T09:15:19.087645449</dc:date>
    <meta:editing-duration>PT1M5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5" meta:character-count="227" meta:non-whitespace-character-count="215"/>
  </office:meta>
</office:document-meta>
</file>